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99ff66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999999" draw:fill-color="#99ffff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9999" draw:fill-color="#ffff99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9999" draw:fill-color="#ff99ff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9999" draw:fill-color="#dddddd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999999" draw:fill-color="#66ffff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999999" draw:fill-color="#eeeeee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loext:fill-use-slide-background="false" draw:textarea-horizontal-align="justify" draw:textarea-vertical-align="middle" draw:auto-grow-height="false" fo:min-height="5.538cm" fo:min-width="23.288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color="#999999" draw:fill="solid" draw:fill-color="#99ffff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999999" draw:fill="solid" draw:fill-color="#ff9999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212cm" svg:stroke-color="#000000" draw:marker-start-width="0.518cm" draw:marker-end-width="0.518cm" draw:fill="solid" draw:fill-color="#99ffff" draw:textarea-vertical-align="middle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none" loext:fill-use-slide-background="false" draw:textarea-horizontal-align="justify" draw:textarea-vertical-align="middle" draw:auto-grow-height="false" fo:min-height="5.538cm" fo:min-width="35.288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loext:fill-use-slide-background="false" draw:textarea-horizontal-align="justify" draw:textarea-vertical-align="middle" draw:auto-grow-height="false" fo:min-height="9.538cm" fo:min-width="35.288cm" fo:padding-top="0.231cm" fo:padding-bottom="0.231cm" fo:padding-left="0.356cm" fo:padding-right="0.356cm" loext:decorative="false"/>
    </style:style>
    <style:style style:name="gr15" style:family="graphic" style:parent-style-name="objectwithoutfill">
      <style:graphic-properties svg:stroke-width="0.106cm" svg:stroke-color="#ff00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svg:stroke-color="#ff00ff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svg:stroke-width="0.106cm" svg:stroke-color="#ff00ff" draw:marker-start-width="0.359cm" draw:marker-end="Extrémités_20_de_20_flèche_20_3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objectwithoutfill">
      <style:graphic-properties svg:stroke-width="0.106cm" svg:stroke-color="#00cccc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svg:stroke-color="#00cccc" draw:marker-start-width="0.359cm" draw:marker-end="Extrémités_20_de_20_flèche_20_5" draw:marker-end-width="0.4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00cccc" draw:marker-start-width="0.359cm" draw:marker-end="Extrémités_20_de_20_flèche_20_6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svg:stroke-width="0.106cm" svg:stroke-color="#00cc00" draw:marker-start-width="0.359cm" draw:marker-end="Extrémités_20_de_20_flèche_20_8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objectwithoutfill">
      <style:graphic-properties svg:stroke-width="0.106cm" svg:stroke-color="#00cc00" draw:marker-start-width="0.359cm" draw:marker-end="Extrémités_20_de_20_flèche_20_9" draw:marker-end-width="0.459cm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objectwithoutfill">
      <style:graphic-properties svg:stroke-width="0.106cm" svg:stroke-color="#00cc00" draw:marker-start-width="0.359cm" draw:marker-end="Extrémités_20_de_20_flèche_20_10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 style:writing-mode="lr-tb"/>
    </style:style>
    <style:style style:name="P3" style:family="paragraph">
      <loext:graphic-properties draw:fill-color="#99ffff"/>
      <style:paragraph-properties fo:text-align="center" style:writing-mode="lr-tb"/>
    </style:style>
    <style:style style:name="P4" style:family="paragraph">
      <loext:graphic-properties draw:fill-color="#ffff99"/>
      <style:paragraph-properties fo:text-align="center" style:writing-mode="lr-tb"/>
    </style:style>
    <style:style style:name="P5" style:family="paragraph">
      <loext:graphic-properties draw:fill-color="#ff99ff"/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loext:graphic-properties draw:fill-color="#66ffff"/>
      <style:paragraph-properties fo:text-align="center" style:writing-mode="lr-tb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99ffff"/>
      <style:paragraph-properties fo:text-align="center" style:writing-mode="lr-tb"/>
    </style:style>
    <style:style style:name="P11" style:family="paragraph">
      <loext:graphic-properties draw:fill="solid" draw:fill-color="#ff9999"/>
      <style:paragraph-properties fo:text-align="center" style:writing-mode="lr-tb"/>
    </style:style>
    <style:style style:name="P12" style:family="paragraph">
      <loext:graphic-properties draw:fill="solid" draw:fill-color="#99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2cm" svg:x="28cm" svg:y="59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6cm" svg:y="59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0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22cm" svg:y="59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0cm" svg:y="5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4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6cm" svg:y="59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4cm" svg:y="5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8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30cm" svg:y="51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8cm" svg:y="51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6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4cm" svg:y="5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2cm" svg:y="5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0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8cm" svg:y="51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6cm" svg:y="51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4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0cm" svg:y="59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2cm" svg:y="51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8cm" svg:y="59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0cm" svg:y="5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0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6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4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0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8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4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2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8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4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2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2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2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3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3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3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33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33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33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2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2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29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3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3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31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33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33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33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4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4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4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4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6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6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8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8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8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8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10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10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10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10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12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12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12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12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14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1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14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14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16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16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16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16cm"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cm" svg:y="18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cm" svg:y="18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6cm" svg:y="18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18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3cm" svg:y="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5cm" svg:y="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7cm" svg:y="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9cm" svg:y="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3cm" svg:y="4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5cm" svg:y="4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7cm" svg:y="4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9cm" svg:y="4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3cm" svg:y="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5cm" svg:y="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7cm" svg:y="6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9cm" svg:y="6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3cm" svg:y="8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5cm" svg:y="8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7cm" svg:y="8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9cm" svg:y="8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3cm" svg:y="10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5cm" svg:y="10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7cm" svg:y="10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9cm" svg:y="10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3cm" svg:y="12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5cm" svg:y="12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7cm" svg:y="12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9cm" svg:y="12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3cm" svg:y="14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cm" svg:y="1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7cm" svg:y="14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9cm" svg:y="14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3cm" svg:y="16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cm" svg:y="16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7cm" svg:y="16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9cm" svg:y="16cm"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3cm" svg:y="18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cm" svg:y="18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7cm" svg:y="18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9cm" svg:y="18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4cm" svg:y="1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0cm" svg:y="15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6cm" svg:y="15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2cm" svg:y="15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6cm" svg:y="15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2cm" svg:y="15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8cm" svg:y="15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4cm" svg:y="15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8cm" svg:y="15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4cm" svg:y="15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0cm" svg:y="15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6cm" svg:y="15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1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15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6cm" svg:y="15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2cm" svg:y="15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15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2cm" svg:y="15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8cm" svg:y="15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4cm" svg:y="15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15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4cm" svg:y="15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0cm" svg:y="15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6cm" svg:y="15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4cm" svg:y="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0cm" svg:y="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6cm" svg:y="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42cm" svg:y="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4cm" svg:y="4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0cm" svg:y="4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6cm" svg:y="4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42cm" svg:y="4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26cm" svg:y="2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2cm" svg:y="2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8cm" svg:y="2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44cm" svg:y="2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26cm" svg:y="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2cm" svg:y="4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8cm" svg:y="4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44cm" svg:y="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28cm" svg:y="2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34cm" svg:y="2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0cm" svg:y="2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6cm" svg:y="2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28cm" svg:y="4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34cm" svg:y="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0cm" svg:y="4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6cm" svg:y="4cm"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1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11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6cm" svg:y="1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2cm" svg:y="1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13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13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6cm" svg:y="13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2cm" svg:y="1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11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2cm" svg:y="1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8cm" svg:y="11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4cm" svg:y="11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13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2cm" svg:y="13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8cm" svg:y="13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4cm" svg:y="13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11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4cm" svg:y="11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0cm" svg:y="11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6cm" svg:y="11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13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4cm" svg:y="13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0cm" svg:y="13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6cm" svg:y="13cm">
          <text:p text:style-name="P1">84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30cm" svg:y1="11cm" svg:x2="30cm" svg:y2="17cm">
          <text:p/>
        </draw:line>
        <draw:line draw:style-name="gr8" draw:text-style-name="P9" draw:layer="layout" svg:x1="35.95cm" svg:y1="11cm" svg:x2="35.95cm" svg:y2="17cm">
          <text:p/>
        </draw:line>
        <draw:line draw:style-name="gr8" draw:text-style-name="P9" draw:layer="layout" svg:x1="41.9cm" svg:y1="11cm" svg:x2="41.9cm" svg:y2="17cm">
          <text:p/>
        </draw:line>
        <draw:line draw:style-name="gr8" draw:text-style-name="P9" draw:layer="layout" svg:x1="24cm" svg:y1="12.9cm" svg:x2="48cm" svg:y2="13cm">
          <text:p/>
        </draw:line>
        <draw:custom-shape draw:style-name="gr9" draw:text-style-name="P9" draw:layer="layout" svg:width="24cm" svg:height="6cm" svg:x="24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4cm" svg:y="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0cm" svg:y="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6cm" svg:y="6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42cm" svg:y="6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26cm" svg:y="6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2cm" svg:y="6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8cm" svg:y="6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44cm" svg:y="6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28cm" svg:y="6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34cm" svg:y="6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0cm" svg:y="6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6cm" svg:y="6cm">
          <text:p text:style-name="P1">94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4cm" svg:y1="14.9cm" svg:x2="48cm" svg:y2="15cm">
          <text:p/>
        </draw:line>
        <draw:custom-shape draw:style-name="gr4" draw:text-style-name="P5" draw:layer="layout" svg:width="2cm" svg:height="2cm" svg:x="24cm" svg:y="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0cm" svg:y="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36cm" svg:y="6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42cm" svg:y="6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26cm" svg:y="6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2cm" svg:y="6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38cm" svg:y="6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44cm" svg:y="6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28cm" svg:y="6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34cm" svg:y="6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0cm" svg:y="6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46cm" svg:y="6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4cm" svg:y="2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0cm" svg:y="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6cm" svg:y="24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2cm" svg:y="2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6cm" svg:y="24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2cm" svg:y="24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8cm" svg:y="2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4cm" svg:y="24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8cm" svg:y="24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4cm" svg:y="24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40cm" svg:y="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46cm" svg:y="24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4cm" svg:y="2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0cm" svg:y="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6cm" svg:y="24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2cm" svg:y="2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6cm" svg:y="24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2cm" svg:y="24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8cm" svg:y="2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4cm" svg:y="24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8cm" svg:y="24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4cm" svg:y="24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40cm" svg:y="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6cm" svg:y="24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4cm" svg:y="20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0cm" svg:y="20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6cm" svg:y="20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2cm" svg:y="20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4cm" svg:y="22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2cm" svg:x="30cm" svg:y="22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6cm" svg:y="22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2cm" svg:y="22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6cm" svg:y="20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2cm" svg:y="20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8cm" svg:y="20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4cm" svg:y="20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6cm" svg:y="22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2cm" svg:x="32cm" svg:y="22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8cm" svg:y="22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4cm" svg:y="22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8cm" svg:y="20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34cm" svg:y="20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40cm" svg:y="20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6cm" svg:y="20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28cm" svg:y="22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2cm" svg:x="34cm" svg:y="22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cm" svg:height="2cm" svg:x="40cm" svg:y="22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46cm" svg:y="22cm">
          <text:p text:style-name="P1">84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0cm" svg:y1="20cm" svg:x2="30cm" svg:y2="26cm">
          <text:p/>
        </draw:line>
        <draw:line draw:style-name="gr12" draw:text-style-name="P12" draw:layer="layout" svg:x1="35.95cm" svg:y1="20cm" svg:x2="35.95cm" svg:y2="26cm">
          <text:p/>
        </draw:line>
        <draw:line draw:style-name="gr12" draw:text-style-name="P12" draw:layer="layout" svg:x1="41.9cm" svg:y1="20cm" svg:x2="41.9cm" svg:y2="26cm">
          <text:p/>
        </draw:line>
        <draw:line draw:style-name="gr8" draw:text-style-name="P9" draw:layer="layout" svg:x1="24cm" svg:y1="21.9cm" svg:x2="48cm" svg:y2="22cm">
          <text:p/>
        </draw:line>
        <draw:custom-shape draw:style-name="gr9" draw:text-style-name="P9" draw:layer="layout" svg:width="24cm" svg:height="6cm" svg:x="24cm" svg:y="20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4cm" svg:y1="23.9cm" svg:x2="48cm" svg:y2="24cm">
          <text:p/>
        </draw:line>
        <draw:custom-shape draw:style-name="gr7" draw:text-style-name="P8" draw:layer="layout" svg:width="2cm" svg:height="2cm" svg:x="8cm" svg:y="33.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4cm" svg:y="33.1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0cm" svg:y="33.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6cm" svg:y="33.1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0cm" svg:y="33.1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6cm" svg:y="33.1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2cm" svg:y="33.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8cm" svg:y="33.1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2cm" svg:y="33.1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8cm" svg:y="33.1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4cm" svg:y="33.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0cm" svg:y="33.1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33.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33.1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33.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33.1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33.1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33.1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33.1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33.1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33.1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33.1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33.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33.1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29.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29.1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29.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29.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31.1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31.1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31.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31.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29.1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29.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29.1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29.1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31.1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31.1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31.1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31.1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29.1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29.1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29.1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29.1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31.1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31.1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31.1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31.1cm">
          <text:p text:style-name="P1">84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4cm" svg:y1="29.1cm" svg:x2="14cm" svg:y2="35.1cm">
          <text:p/>
        </draw:line>
        <draw:line draw:style-name="gr8" draw:text-style-name="P9" draw:layer="layout" svg:x1="19.95cm" svg:y1="29.1cm" svg:x2="19.95cm" svg:y2="35.1cm">
          <text:p/>
        </draw:line>
        <draw:line draw:style-name="gr8" draw:text-style-name="P9" draw:layer="layout" svg:x1="25.9cm" svg:y1="29.1cm" svg:x2="25.9cm" svg:y2="35.1cm">
          <text:p/>
        </draw:line>
        <draw:line draw:style-name="gr8" draw:text-style-name="P9" draw:layer="layout" svg:x1="2cm" svg:y1="31cm" svg:x2="38cm" svg:y2="31.1cm">
          <text:p/>
        </draw:line>
        <draw:custom-shape draw:style-name="gr13" draw:text-style-name="P9" draw:layer="layout" svg:width="36cm" svg:height="6cm" svg:x="2cm" svg:y="29.1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cm" svg:y1="33cm" svg:x2="38cm" svg:y2="33.1cm">
          <text:p/>
        </draw:line>
        <draw:line draw:style-name="gr8" draw:text-style-name="P9" draw:layer="layout" svg:x1="8cm" svg:y1="29.1cm" svg:x2="8cm" svg:y2="35.1cm">
          <text:p/>
        </draw:line>
        <draw:line draw:style-name="gr8" draw:text-style-name="P9" draw:layer="layout" svg:x1="32cm" svg:y1="29.1cm" svg:x2="32cm" svg:y2="35.1cm">
          <text:p/>
        </draw:line>
        <draw:custom-shape draw:style-name="gr3" draw:text-style-name="P4" draw:layer="layout" svg:width="2cm" svg:height="2cm" svg:x="32cm" svg:y="4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4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4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4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4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4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4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4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4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4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4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4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8cm" svg:y="4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4cm" svg:y="4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0cm" svg:y="44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6cm" svg:y="4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0cm" svg:y="44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6cm" svg:y="44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2cm" svg:y="4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8cm" svg:y="44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2cm" svg:y="44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8cm" svg:y="44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4cm" svg:y="4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0cm" svg:y="44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44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4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44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4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44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44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4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44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44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44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4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44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40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40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40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40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42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42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42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42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40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40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40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40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42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42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42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42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40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40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40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40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42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42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42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42cm">
          <text:p text:style-name="P1">84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4cm" svg:y1="38cm" svg:x2="14cm" svg:y2="48cm">
          <text:p/>
        </draw:line>
        <draw:line draw:style-name="gr8" draw:text-style-name="P9" draw:layer="layout" svg:x1="19.95cm" svg:y1="38cm" svg:x2="19.95cm" svg:y2="48cm">
          <text:p/>
        </draw:line>
        <draw:line draw:style-name="gr8" draw:text-style-name="P9" draw:layer="layout" svg:x1="25.9cm" svg:y1="38cm" svg:x2="25.9cm" svg:y2="48cm">
          <text:p/>
        </draw:line>
        <draw:line draw:style-name="gr8" draw:text-style-name="P9" draw:layer="layout" svg:x1="2cm" svg:y1="41.9cm" svg:x2="38cm" svg:y2="42cm">
          <text:p/>
        </draw:line>
        <draw:custom-shape draw:style-name="gr14" draw:text-style-name="P9" draw:layer="layout" svg:width="36cm" svg:height="10cm" svg:x="2cm" svg:y="38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cm" svg:y1="43.9cm" svg:x2="38cm" svg:y2="44cm">
          <text:p/>
        </draw:line>
        <draw:line draw:style-name="gr8" draw:text-style-name="P9" draw:layer="layout" svg:x1="8cm" svg:y1="38cm" svg:x2="8cm" svg:y2="48cm">
          <text:p/>
        </draw:line>
        <draw:line draw:style-name="gr8" draw:text-style-name="P9" draw:layer="layout" svg:x1="32cm" svg:y1="38cm" svg:x2="32cm" svg:y2="48cm">
          <text:p/>
        </draw:line>
        <draw:line draw:style-name="gr8" draw:text-style-name="P9" draw:layer="layout" svg:x1="2cm" svg:y1="40cm" svg:x2="38cm" svg:y2="40.1cm">
          <text:p/>
        </draw:line>
        <draw:line draw:style-name="gr8" draw:text-style-name="P9" draw:layer="layout" svg:x1="2cm" svg:y1="46cm" svg:x2="38cm" svg:y2="46.1cm">
          <text:p/>
        </draw:line>
        <draw:custom-shape draw:style-name="gr3" draw:text-style-name="P4" draw:layer="layout" svg:width="2cm" svg:height="2cm" svg:x="12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8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5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2cm" svg:y="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4cm" svg:y="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36cm" svg:y="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cm" svg:y="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4cm" svg:y="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6cm" svg:y="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8cm" svg:y="5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4cm" svg:y="57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0cm" svg:y="57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6cm" svg:y="57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0cm" svg:y="57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6cm" svg:y="57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2cm" svg:y="5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8cm" svg:y="57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2cm" svg:y="57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8cm" svg:y="57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24cm" svg:y="57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30cm" svg:y="57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8cm" svg:y="57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4cm" svg:y="57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0cm" svg:y="57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6cm" svg:y="57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0cm" svg:y="57cm">
          <text:p text:style-name="P1">6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6cm" svg:y="57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2cm" svg:y="57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8cm" svg:y="57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57cm">
          <text:p text:style-name="P1">9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57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57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57cm">
          <text:p text:style-name="P1">9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5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53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5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53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8cm" svg:y="55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4cm" svg:y="55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0cm" svg:y="5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6cm" svg:y="55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0cm" svg:y="53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6cm" svg:y="53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2cm" svg:y="53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28cm" svg:y="53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0cm" svg:y="55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6cm" svg:y="55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2cm" svg:y="55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8cm" svg:y="55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2cm" svg:y="53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8cm" svg:y="53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24cm" svg:y="53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30cm" svg:y="53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2cm" svg:y="55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18cm" svg:y="55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24cm" svg:y="55cm">
          <text:p text:style-name="P1">8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cm" svg:x="30cm" svg:y="55cm">
          <text:p text:style-name="P1">84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4cm" svg:y1="51cm" svg:x2="14cm" svg:y2="61cm">
          <text:p/>
        </draw:line>
        <draw:line draw:style-name="gr8" draw:text-style-name="P9" draw:layer="layout" svg:x1="19.95cm" svg:y1="51cm" svg:x2="19.95cm" svg:y2="61cm">
          <text:p/>
        </draw:line>
        <draw:line draw:style-name="gr8" draw:text-style-name="P9" draw:layer="layout" svg:x1="25.9cm" svg:y1="51cm" svg:x2="25.9cm" svg:y2="61cm">
          <text:p/>
        </draw:line>
        <draw:line draw:style-name="gr8" draw:text-style-name="P9" draw:layer="layout" svg:x1="2cm" svg:y1="54.9cm" svg:x2="38cm" svg:y2="55cm">
          <text:p/>
        </draw:line>
        <draw:custom-shape draw:style-name="gr14" draw:text-style-name="P9" draw:layer="layout" svg:width="36cm" svg:height="10cm" svg:x="2cm" svg:y="51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cm" svg:y1="56.9cm" svg:x2="38cm" svg:y2="57cm">
          <text:p/>
        </draw:line>
        <draw:line draw:style-name="gr8" draw:text-style-name="P9" draw:layer="layout" svg:x1="8cm" svg:y1="51cm" svg:x2="8cm" svg:y2="61cm">
          <text:p/>
        </draw:line>
        <draw:line draw:style-name="gr8" draw:text-style-name="P9" draw:layer="layout" svg:x1="32cm" svg:y1="51cm" svg:x2="32cm" svg:y2="61cm">
          <text:p/>
        </draw:line>
        <draw:line draw:style-name="gr8" draw:text-style-name="P9" draw:layer="layout" svg:x1="2cm" svg:y1="53cm" svg:x2="38cm" svg:y2="53.1cm">
          <text:p/>
        </draw:line>
        <draw:line draw:style-name="gr8" draw:text-style-name="P9" draw:layer="layout" svg:x1="2cm" svg:y1="59cm" svg:x2="38cm" svg:y2="59.1cm">
          <text:p/>
        </draw:line>
        <draw:custom-shape draw:style-name="gr4" draw:text-style-name="P5" xml:id="id1" draw:id="id1" draw:layer="layout" svg:width="2cm" svg:height="2cm" svg:x="2cm" svg:y="6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cm" svg:height="2cm" svg:x="10cm" svg:y="6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cm" svg:height="2cm" svg:x="18cm" svg:y="64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2cm" svg:height="2cm" svg:x="4cm" svg:y="64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6" draw:text-style-name="P7" xml:id="id9" draw:id="id9" draw:layer="layout" svg:width="2cm" svg:height="2cm" svg:x="12cm" svg:y="64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2cm" svg:height="2cm" svg:x="20cm" svg:y="64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2cm" svg:x="6cm" svg:y="64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cm" svg:height="2cm" svg:x="14cm" svg:y="6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cm" svg:height="2cm" svg:x="22cm" svg:y="64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cm" svg:height="2cm" svg:x="2cm" svg:y="6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2cm" svg:height="2cm" svg:x="4cm" svg:y="6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2cm" svg:height="2cm" svg:x="6cm" svg:y="69cm">
          <text:p text:style-name="P1">13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3cm" svg:y1="66cm" svg:x2="3cm" svg:y2="69cm" draw:start-shape="id1" draw:start-glue-point="2" draw:end-shape="id2" draw:end-glue-point="0" svg:d="M3000 66000v3000" svg:viewBox="0 0 1 3001">
          <text:p/>
        </draw:connector>
        <draw:connector draw:style-name="gr16" draw:text-style-name="P9" draw:layer="layout" draw:type="line" svg:x1="11cm" svg:y1="66cm" svg:x2="5cm" svg:y2="69cm" draw:start-shape="id3" draw:start-glue-point="2" draw:end-shape="id4" draw:end-glue-point="0" svg:d="M11000 66000l-6000 3000" svg:viewBox="0 0 6001 3001">
          <text:p/>
        </draw:connector>
        <draw:connector draw:style-name="gr17" draw:text-style-name="P9" draw:layer="layout" draw:type="line" svg:x1="19cm" svg:y1="66cm" svg:x2="7cm" svg:y2="69cm" draw:start-shape="id5" draw:start-glue-point="2" draw:end-shape="id6" draw:end-glue-point="0" svg:d="M19000 66000l-12000 3000" svg:viewBox="0 0 12001 3001">
          <text:p/>
        </draw:connector>
        <draw:custom-shape draw:style-name="gr6" draw:text-style-name="P7" xml:id="id8" draw:id="id8" draw:layer="layout" svg:width="2cm" svg:height="2cm" svg:x="10cm" svg:y="69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2cm" svg:height="2cm" svg:x="12cm" svg:y="6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6" draw:text-style-name="P7" xml:id="id12" draw:id="id12" draw:layer="layout" svg:width="2cm" svg:height="2cm" svg:x="14cm" svg:y="69cm">
          <text:p text:style-name="P1">43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draw:type="line" svg:x1="5cm" svg:y1="66cm" svg:x2="11cm" svg:y2="69cm" draw:start-shape="id7" draw:start-glue-point="2" draw:end-shape="id8" draw:end-glue-point="0" svg:d="M5000 66000l6000 3000" svg:viewBox="0 0 6001 3001">
          <text:p/>
        </draw:connector>
        <draw:connector draw:style-name="gr19" draw:text-style-name="P9" draw:layer="layout" draw:type="line" svg:x1="13cm" svg:y1="66cm" svg:x2="13cm" svg:y2="69cm" draw:start-shape="id9" draw:start-glue-point="2" draw:end-shape="id10" draw:end-glue-point="0" svg:d="M13000 66000v3000" svg:viewBox="0 0 1 3001">
          <text:p/>
        </draw:connector>
        <draw:connector draw:style-name="gr20" draw:text-style-name="P9" draw:layer="layout" draw:type="line" svg:x1="21cm" svg:y1="66cm" svg:x2="15cm" svg:y2="69cm" draw:start-shape="id11" draw:start-glue-point="2" draw:end-shape="id12" draw:end-glue-point="0" svg:d="M21000 66000l-6000 3000" svg:viewBox="0 0 6001 3001">
          <text:p/>
        </draw:connector>
        <draw:custom-shape draw:style-name="gr1" draw:text-style-name="P2" xml:id="id14" draw:id="id14" draw:layer="layout" svg:width="2cm" svg:height="2cm" svg:x="18cm" svg:y="69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cm" svg:height="2cm" svg:x="20cm" svg:y="69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cm" svg:height="2cm" svg:x="22cm" svg:y="69cm">
          <text:p text:style-name="P1">73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type="line" svg:x1="7cm" svg:y1="66cm" svg:x2="19cm" svg:y2="69cm" draw:start-shape="id13" draw:start-glue-point="2" draw:end-shape="id14" draw:end-glue-point="0" svg:d="M7000 66000l12000 3000" svg:viewBox="0 0 12001 3001">
          <text:p/>
        </draw:connector>
        <draw:connector draw:style-name="gr22" draw:text-style-name="P9" draw:layer="layout" draw:type="line" svg:x1="15cm" svg:y1="66cm" svg:x2="21cm" svg:y2="69cm" draw:start-shape="id15" draw:start-glue-point="2" draw:end-shape="id16" draw:end-glue-point="0" svg:d="M15000 66000l6000 3000" svg:viewBox="0 0 6001 3001">
          <text:p/>
        </draw:connector>
        <draw:connector draw:style-name="gr23" draw:text-style-name="P9" draw:layer="layout" draw:type="line" svg:x1="23cm" svg:y1="66cm" svg:x2="23cm" svg:y2="69cm" draw:start-shape="id17" draw:start-glue-point="2" draw:end-shape="id18" draw:end-glue-point="0" svg:d="M23000 66000v3000" svg:viewBox="0 0 1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5:34:21.287962461</meta:creation-date>
    <dc:date>2024-06-26T16:03:37.587999081</dc:date>
    <meta:editing-duration>PT40M44S</meta:editing-duration>
    <meta:editing-cycles>6</meta:editing-cycles>
    <meta:generator>LibreOffice/24.2.3.2$Linux_X86_64 LibreOffice_project/420$Build-2</meta:generator>
    <meta:document-statistic meta:object-count="537"/>
  </office:meta>
</office:document-meta>
</file>